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ef11" officeooo:paragraph-rsid="00168482"/>
    </style:style>
    <style:style style:name="P2" style:family="paragraph" style:parent-style-name="Standard">
      <style:text-properties officeooo:rsid="00168482" officeooo:paragraph-rsid="00168482"/>
    </style:style>
    <style:style style:name="P3" style:family="paragraph" style:parent-style-name="Text_20_body">
      <style:text-properties officeooo:rsid="00168482" officeooo:paragraph-rsid="00168482"/>
    </style:style>
    <style:style style:name="P4" style:family="paragraph" style:parent-style-name="Text_20_body">
      <style:paragraph-properties fo:margin-top="0in" fo:margin-bottom="0in" loext:contextual-spacing="false" fo:line-height="138%" style:writing-mode="lr-tb"/>
    </style:style>
    <style:style style:name="P5" style:family="paragraph" style:parent-style-name="Text_20_body">
      <style:paragraph-properties fo:margin-top="0in" fo:margin-bottom="0in" loext:contextual-spacing="false" fo:line-height="120%" style:writing-mode="lr-tb"/>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1665in" fo:margin-bottom="0in" loext:contextual-spacing="false" fo:line-height="120%" style:writing-mode="lr-tb"/>
    </style:style>
    <style:style style:name="T1" style:family="text">
      <style:text-properties officeooo:rsid="00168482"/>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94772dbc-7fff-8e4e-0b9e-d5d5990645b9"/><text:span text:style-name="T3">—</text:span><text:span text:style-name="T2">-------------------------------------------------------------------------------------------------------------------------<text:line-break/>Definitions… perception and embodiment are two separate types of action states where perception transitions in translating an action into the state of embodiment. We must assume all action at some rudimentary point translates from perception to embodiment.<text:line-break/><text:line-break/>Perception action state: thoughts and actions bound to an individual actor [a thought process before interacting with another person or object(s) within environment]</text:span></text:p>
      <text:p text:style-name="Text_20_body"/>
      <text:p text:style-name="P4"><text:span text:style-name="T2">Embodiment action state: the resulting actions bound to interaction between persons and object(s) in environment.<text:line-break/><text:line-break/>Pre-action: before first thought happens (superpositional state before any neuronal pathway is activated). Happens before brain. Precipitating any type of action bound to context.</text:span></text:p>
      <text:p text:style-name="Text_20_body"/>
      <text:p text:style-name="P4"><text:span text:style-name="T2">Entropic action state: variations of accessible action pathways<text:line-break/></text:span><text:span text:style-name="T3">—</text:span><text:span text:style-name="T2">-----------------------------------------------------------------------------------------------------------------------<text:line-break/>====================</text:span><text:span text:style-name="T3">                </text:span></text:p>
      <text:p text:style-name="P5"><text:span text:style-name="T2">The capacity of human beings to deconstruct information is bound by a duality of two primary key concepts, that is mind (perception/pre-action actions [superpositioning of an action]), and body/embodiment (the executed action/the reality of actions unfolding with reality of things relative to said action/physicality of thought). Perhaps there are points through physicality of thought where mind and body meet?<text:line-break/><text:line-break/>Example/Model/Illustration idea:</text:span></text:p>
      <text:p text:style-name="P7">Perceptual means generate pre-action(s) that have superpositional properties. Isolate every neuron firing chain. (generate in this sense means spontaneously conduct, not to create out of thin air). {Point of speculation: what is the point of physicality of a pre-action? Are there thresholds? What is initiating the cognition? Time scaling issue?}</text:p>
      <text:p text:style-name="P6">====================</text:p>
      <text:p text:style-name="Text_20_body"/>
      <text:p text:style-name="P6">====================</text:p>
      <text:p text:style-name="P7">We denote any action to be a mediated action, however the text may provide some over-generalization between contrasting mediated actions bound to perception and likewise, mediated actions bound to embodiment (the actions that unfold in an interactively dynamic manner with the others and surrounding environment).</text:p>
      <text:p text:style-name="Text_20_body"/>
      <text:p text:style-name="P8"><text:span text:style-name="T2"><text:line-break/>Example/Model/Illustration:</text:span></text:p>
      <text:p text:style-name="P7"><text:soft-page-break/>What is the distinction between actions happening in mind and body? Black box? Are these states separated? How do they interact? How does embodiment translate to mind and how does mind always translate to body? Purely chemical cascading emergent reactions of neural chains being actuated (consider an action sequence being determined by a preaction). </text:p>
      <text:p text:style-name="P7">====================</text:p>
      <text:p text:style-name="Text_20_body"/>
      <text:p text:style-name="P8"><text:span text:style-name="T2"><text:line-break/><text:line-break/><text:line-break/>====================<text:line-break/>It is relatively common sense that all actions have a history (for an action inevitably happens and we obtain a record of said action). But such history of an action will not reveal that which we seek to explore about said action. This could be any action of which it matters not that the action itself is of perception or embodiment. We must be honest with ourselves in this sense that even if we can fetch the history of all necessary actions of interest, this does not guarantee we will be able to unravel all knowledge of such actions of which there is no foreseeable <text:line-break/>Limitation bound to context.</text:span></text:p>
      <text:p text:style-name="P7">Example/Model/Illustration:</text:p>
      <text:p text:style-name="P8"><text:span text:style-name="T2">Within the system in consideration there exist two subsystems: that of the person the actions of whom are being considered, and that of the environment in which that person is existing.<text:line-break/>====================</text:span></text:p>
      <text:p text:style-name="Text_20_body"/>
      <text:p text:style-name="P6">====================</text:p>
      <text:p text:style-name="P7">Another problem arises when considering an action, as actions are always happening at any given moment and the origin of actions and emergence of actions due to other actions remains a nontrivial process going back to the “butterfly effect” phenomena. Does an action of emerging importance result from the actions taken place by another actor? Which actor is responsible (based on context)? The origin of action or emergence of action as a counter-action? Does emergence of actions caused by particular actors have an inevitable counter-action of emergence that assumes its existential place based on context?</text:p>
      <text:p text:style-name="P8"><text:a xlink:type="simple" xlink:href="https://medium.com/the-public-ear/the-meme-theory-85c961654e14#:~:text=Meme%20theory%20suggests%20that%20ideas,cars%20and%20other%20newer%20inventions" text:style-name="Internet_20_link" text:visited-style-name="Visited_20_Internet_20_Link"><text:span text:style-name="T4">https://medium.com/the-public-ear/the-meme-theory-85c961654e14#:~:text=Meme%20theory%20suggests%20that%20ideas,cars%20and%20other%20newer%20inventions</text:span></text:a><text:span text:style-name="T2">.</text:span></text:p>
      <text:p text:style-name="Text_20_body"/>
      <text:p text:style-name="P7">Example/Model/Illustration:</text:p>
      <text:p text:style-name="P7">Cannot yell fire in a crowded movie theater, can’t yell allahu akbar on an airplane. Meme theory. </text:p>
      <text:p text:style-name="P6">====================</text:p>
      <text:p text:style-name="P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21:04:44.636017438</meta:creation-date>
    <meta:editing-duration>PT21H24M42S</meta:editing-duration>
    <meta:editing-cycles>2</meta:editing-cycles>
    <meta:generator>LibreOffice/6.4.7.2$Linux_X86_64 LibreOffice_project/40$Build-2</meta:generator>
    <dc:date>2022-02-01T19:12:30.360477791</dc:date>
    <meta:document-statistic meta:table-count="0" meta:image-count="0" meta:object-count="0" meta:page-count="3" meta:paragraph-count="20" meta:word-count="583" meta:character-count="4389" meta:non-whitespace-character-count="3800"/>
  </office:meta>
</office:document-meta>
</file>